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L1"/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0381856" text:style-name="L1">
        <text:list-header>
          <text:h text:style-name="P1" text:outline-level="1">Practise Architecting scalable systems problems and solutions questions</text:h>
          <text:p text:style-name="P2"/>
        </text:list-header>
        <text:list-item>
          <text:p text:style-name="P2">Alex Yu books.</text:p>
        </text:list-item>
        <text:list-item>
          <text:p text:style-name="P2">DDIA by martin klepmann.</text:p>
        </text:list-item>
        <text:list-item>
          <text:p text:style-name="P2">Read engineering blogs of "reddit" , meta, discord, yelp, dropbox, etc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20:40:16.773171954</meta:creation-date>
    <dc:date>2023-10-22T20:41:25.355414236</dc:date>
    <meta:editing-duration>PT1M9S</meta:editing-duration>
    <meta:editing-cycles>1</meta:editing-cycles>
    <meta:document-statistic meta:table-count="0" meta:image-count="0" meta:object-count="0" meta:page-count="1" meta:paragraph-count="4" meta:word-count="29" meta:character-count="186" meta:non-whitespace-character-count="164"/>
    <meta:generator>LibreOffice/6.4.7.2$Linux_X86_64 LibreOffice_project/40$Build-2</meta:generator>
  </office:meta>
</office:document-meta>
</file>